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420.09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427.29pt"/>
    </style:style>
    <style:style style:name="co6" style:family="table-column">
      <style:table-column-properties fo:break-before="auto" style:column-width="44.7pt"/>
    </style:style>
    <style:style style:name="co7" style:family="table-column">
      <style:table-column-properties fo:break-before="auto" style:column-width="22.99pt"/>
    </style:style>
    <style:style style:name="co8" style:family="table-column">
      <style:table-column-properties fo:break-before="auto" style:column-width="354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aussian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n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adl_tests.py -dataset &quot;;[.C1];&quot; -cnt &quot;; [.A1]; &quot; -cnl &quot;; [.B1]; &quot; -tnt &quot;; [.D1]; &quot; -tnl &quot;;[.E1] )" office:value-type="string" office:string-value="python adl_tests.py -dataset dataset -cnt cnt -cnl cnl -tnt tnt -tnl tnl" calcext:value-type="string">
            <text:p>python adl_tests.py -dataset dataset -cnt cnt -cnl cnl -tnt tnt -tnl tnl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];&quot; -cnt &quot;; [.A2]; &quot; -cnl &quot;; [.B2]; &quot; -tnt &quot;; [.D2]; &quot; -tnl &quot;;[.E2] )" office:value-type="string" office:string-value="python adl_tests.py -dataset faciesmark -cnt gaussian -cnl 0.01 -tnt gaussian -tnl 0.001" calcext:value-type="string">
            <text:p>python adl_tests.py -dataset faciesmark -cnt gaussian -cnl 0.0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];&quot; -cnt &quot;; [.A3]; &quot; -cnl &quot;; [.B3]; &quot; -tnt &quot;; [.D3]; &quot; -tnl &quot;;[.E3] )" office:value-type="string" office:string-value="python adl_tests.py -dataset faciesmark -cnt gaussian -cnl 0.01 -tnt gaussian -tnl 0.01" calcext:value-type="string">
            <text:p>python adl_tests.py -dataset faciesmark -cnt gaussian -cnl 0.0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4];&quot; -cnt &quot;; [.A4]; &quot; -cnl &quot;; [.B4]; &quot; -tnt &quot;; [.D4]; &quot; -tnl &quot;;[.E4] )" office:value-type="string" office:string-value="python adl_tests.py -dataset faciesmark -cnt gaussian -cnl 0.01 -tnt gaussian -tnl 0.025" calcext:value-type="string">
            <text:p>python adl_tests.py -dataset faciesmark -cnt gaussian -cnl 0.0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];&quot; -cnt &quot;; [.A5]; &quot; -cnl &quot;; [.B5]; &quot; -tnt &quot;; [.D5]; &quot; -tnl &quot;;[.E5] )" office:value-type="string" office:string-value="python adl_tests.py -dataset faciesmark -cnt gaussian -cnl 0.01 -tnt gaussian -tnl 0.05" calcext:value-type="string">
            <text:p>python adl_tests.py -dataset faciesmark -cnt gaussian -cnl 0.0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];&quot; -cnt &quot;; [.A6]; &quot; -cnl &quot;; [.B6]; &quot; -tnt &quot;; [.D6]; &quot; -tnl &quot;;[.E6] )" office:value-type="string" office:string-value="python adl_tests.py -dataset faciesmark -cnt gaussian -cnl 0.01 -tnt gaussian -tnl 0.1" calcext:value-type="string">
            <text:p>python adl_tests.py -dataset faciesmark -cnt gaussian -cnl 0.0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7];&quot; -cnt &quot;; [.A7]; &quot; -cnl &quot;; [.B7]; &quot; -tnt &quot;; [.D7]; &quot; -tnl &quot;;[.E7] )" office:value-type="string" office:string-value="python adl_tests.py -dataset faciesmark -cnt gaussian -cnl 0.01 -tnt gaussian -tnl 0.25" calcext:value-type="string">
            <text:p>python adl_tests.py -dataset faciesmark -cnt gaussian -cnl 0.0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8];&quot; -cnt &quot;; [.A8]; &quot; -cnl &quot;; [.B8]; &quot; -tnt &quot;; [.D8]; &quot; -tnl &quot;;[.E8] )" office:value-type="string" office:string-value="python adl_tests.py -dataset faciesmark -cnt gaussian -cnl 0.01 -tnt gaussian -tnl 0.5" calcext:value-type="string">
            <text:p>python adl_tests.py -dataset faciesmark -cnt gaussian -cnl 0.0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];&quot; -cnt &quot;; [.A9]; &quot; -cnl &quot;; [.B9]; &quot; -tnt &quot;; [.D9]; &quot; -tnl &quot;;[.E9] )" office:value-type="string" office:string-value="python adl_tests.py -dataset faciesmark -cnt gaussian -cnl 0.01 -tnt mixed -tnl 0.1" calcext:value-type="string">
            <text:p>python adl_tests.py -dataset faciesmark -cnt gaussian -cnl 0.0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];&quot; -cnt &quot;; [.A10]; &quot; -cnl &quot;; [.B10]; &quot; -tnt &quot;; [.D10]; &quot; -tnl &quot;;[.E10] )" office:value-type="string" office:string-value="python adl_tests.py -dataset faciesmark -cnt gaussian -cnl 0.01 -tnt poisson -tnl 0.1" calcext:value-type="string">
            <text:p>python adl_tests.py -dataset faciesmark -cnt gaussian -cnl 0.0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11];&quot; -cnt &quot;; [.A11]; &quot; -cnl &quot;; [.B11]; &quot; -tnt &quot;; [.D11]; &quot; -tnl &quot;;[.E11] )" office:value-type="string" office:string-value="python adl_tests.py -dataset faciesmark -cnt gaussian -cnl 0.05 -tnt gaussian -tnl 0.001" calcext:value-type="string">
            <text:p>python adl_tests.py -dataset faciesmark -cnt gaussian -cnl 0.0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2];&quot; -cnt &quot;; [.A12]; &quot; -cnl &quot;; [.B12]; &quot; -tnt &quot;; [.D12]; &quot; -tnl &quot;;[.E12] )" office:value-type="string" office:string-value="python adl_tests.py -dataset faciesmark -cnt gaussian -cnl 0.05 -tnt gaussian -tnl 0.01" calcext:value-type="string">
            <text:p>python adl_tests.py -dataset faciesmark -cnt gaussian -cnl 0.0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13];&quot; -cnt &quot;; [.A13]; &quot; -cnl &quot;; [.B13]; &quot; -tnt &quot;; [.D13]; &quot; -tnl &quot;;[.E13] )" office:value-type="string" office:string-value="python adl_tests.py -dataset faciesmark -cnt gaussian -cnl 0.05 -tnt gaussian -tnl 0.025" calcext:value-type="string">
            <text:p>python adl_tests.py -dataset faciesmark -cnt gaussian -cnl 0.0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4];&quot; -cnt &quot;; [.A14]; &quot; -cnl &quot;; [.B14]; &quot; -tnt &quot;; [.D14]; &quot; -tnl &quot;;[.E14] )" office:value-type="string" office:string-value="python adl_tests.py -dataset faciesmark -cnt gaussian -cnl 0.05 -tnt gaussian -tnl 0.05" calcext:value-type="string">
            <text:p>python adl_tests.py -dataset faciesmark -cnt gaussian -cnl 0.0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5];&quot; -cnt &quot;; [.A15]; &quot; -cnl &quot;; [.B15]; &quot; -tnt &quot;; [.D15]; &quot; -tnl &quot;;[.E15] )" office:value-type="string" office:string-value="python adl_tests.py -dataset faciesmark -cnt gaussian -cnl 0.05 -tnt gaussian -tnl 0.1" calcext:value-type="string">
            <text:p>python adl_tests.py -dataset faciesmark -cnt gaussian -cnl 0.0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16];&quot; -cnt &quot;; [.A16]; &quot; -cnl &quot;; [.B16]; &quot; -tnt &quot;; [.D16]; &quot; -tnl &quot;;[.E16] )" office:value-type="string" office:string-value="python adl_tests.py -dataset faciesmark -cnt gaussian -cnl 0.05 -tnt gaussian -tnl 0.25" calcext:value-type="string">
            <text:p>python adl_tests.py -dataset faciesmark -cnt gaussian -cnl 0.0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7];&quot; -cnt &quot;; [.A17]; &quot; -cnl &quot;; [.B17]; &quot; -tnt &quot;; [.D17]; &quot; -tnl &quot;;[.E17] )" office:value-type="string" office:string-value="python adl_tests.py -dataset faciesmark -cnt gaussian -cnl 0.05 -tnt gaussian -tnl 0.5" calcext:value-type="string">
            <text:p>python adl_tests.py -dataset faciesmark -cnt gaussian -cnl 0.0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8];&quot; -cnt &quot;; [.A18]; &quot; -cnl &quot;; [.B18]; &quot; -tnt &quot;; [.D18]; &quot; -tnl &quot;;[.E18] )" office:value-type="string" office:string-value="python adl_tests.py -dataset faciesmark -cnt gaussian -cnl 0.05 -tnt mixed -tnl 0.1" calcext:value-type="string">
            <text:p>python adl_tests.py -dataset faciesmark -cnt gaussian -cnl 0.0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9];&quot; -cnt &quot;; [.A19]; &quot; -cnl &quot;; [.B19]; &quot; -tnt &quot;; [.D19]; &quot; -tnl &quot;;[.E19] )" office:value-type="string" office:string-value="python adl_tests.py -dataset faciesmark -cnt gaussian -cnl 0.05 -tnt poisson -tnl 0.1" calcext:value-type="string">
            <text:p>python adl_tests.py -dataset faciesmark -cnt gaussian -cnl 0.05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0];&quot; -cnt &quot;; [.A20]; &quot; -cnl &quot;; [.B20]; &quot; -tnt &quot;; [.D20]; &quot; -tnl &quot;;[.E20] )" office:value-type="string" office:string-value="python adl_tests.py -dataset faciesmark -cnt gaussian -cnl 0.1 -tnt gaussian -tnl 0.001" calcext:value-type="string">
            <text:p>python adl_tests.py -dataset faciesmark -cnt gaussian -cnl 0.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21];&quot; -cnt &quot;; [.A21]; &quot; -cnl &quot;; [.B21]; &quot; -tnt &quot;; [.D21]; &quot; -tnl &quot;;[.E21] )" office:value-type="string" office:string-value="python adl_tests.py -dataset faciesmark -cnt gaussian -cnl 0.1 -tnt gaussian -tnl 0.01" calcext:value-type="string">
            <text:p>python adl_tests.py -dataset faciesmark -cnt gaussian -cnl 0.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22];&quot; -cnt &quot;; [.A22]; &quot; -cnl &quot;; [.B22]; &quot; -tnt &quot;; [.D22]; &quot; -tnl &quot;;[.E22] )" office:value-type="string" office:string-value="python adl_tests.py -dataset faciesmark -cnt gaussian -cnl 0.1 -tnt gaussian -tnl 0.025" calcext:value-type="string">
            <text:p>python adl_tests.py -dataset faciesmark -cnt gaussian -cnl 0.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23];&quot; -cnt &quot;; [.A23]; &quot; -cnl &quot;; [.B23]; &quot; -tnt &quot;; [.D23]; &quot; -tnl &quot;;[.E23] )" office:value-type="string" office:string-value="python adl_tests.py -dataset faciesmark -cnt gaussian -cnl 0.1 -tnt gaussian -tnl 0.05" calcext:value-type="string">
            <text:p>python adl_tests.py -dataset faciesmark -cnt gaussian -cnl 0.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4];&quot; -cnt &quot;; [.A24]; &quot; -cnl &quot;; [.B24]; &quot; -tnt &quot;; [.D24]; &quot; -tnl &quot;;[.E24] )" office:value-type="string" office:string-value="python adl_tests.py -dataset faciesmark -cnt gaussian -cnl 0.1 -tnt gaussian -tnl 0.1" calcext:value-type="string">
            <text:p>python adl_tests.py -dataset faciesmark -cnt gaussian -cnl 0.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25];&quot; -cnt &quot;; [.A25]; &quot; -cnl &quot;; [.B25]; &quot; -tnt &quot;; [.D25]; &quot; -tnl &quot;;[.E25] )" office:value-type="string" office:string-value="python adl_tests.py -dataset faciesmark -cnt gaussian -cnl 0.1 -tnt gaussian -tnl 0.25" calcext:value-type="string">
            <text:p>python adl_tests.py -dataset faciesmark -cnt gaussian -cnl 0.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26];&quot; -cnt &quot;; [.A26]; &quot; -cnl &quot;; [.B26]; &quot; -tnt &quot;; [.D26]; &quot; -tnl &quot;;[.E26] )" office:value-type="string" office:string-value="python adl_tests.py -dataset faciesmark -cnt gaussian -cnl 0.1 -tnt gaussian -tnl 0.5" calcext:value-type="string">
            <text:p>python adl_tests.py -dataset faciesmark -cnt gaussian -cnl 0.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7];&quot; -cnt &quot;; [.A27]; &quot; -cnl &quot;; [.B27]; &quot; -tnt &quot;; [.D27]; &quot; -tnl &quot;;[.E27] )" office:value-type="string" office:string-value="python adl_tests.py -dataset faciesmark -cnt gaussian -cnl 0.1 -tnt mixed -tnl 0.1" calcext:value-type="string">
            <text:p>python adl_tests.py -dataset faciesmark -cnt gaussian -cnl 0.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8];&quot; -cnt &quot;; [.A28]; &quot; -cnl &quot;; [.B28]; &quot; -tnt &quot;; [.D28]; &quot; -tnl &quot;;[.E28] )" office:value-type="string" office:string-value="python adl_tests.py -dataset faciesmark -cnt gaussian -cnl 0.1 -tnt poisson -tnl 0.1" calcext:value-type="string">
            <text:p>python adl_tests.py -dataset faciesmark -cnt gaussian -cnl 0.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9];&quot; -cnt &quot;; [.A29]; &quot; -cnl &quot;; [.B29]; &quot; -tnt &quot;; [.D29]; &quot; -tnl &quot;;[.E29] )" office:value-type="string" office:string-value="python adl_tests.py -dataset faciesmark -cnt gaussian -cnl 0.5 -tnt gaussian -tnl 0.001" calcext:value-type="string">
            <text:p>python adl_tests.py -dataset faciesmark -cnt gaussian -cnl 0.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0];&quot; -cnt &quot;; [.A30]; &quot; -cnl &quot;; [.B30]; &quot; -tnt &quot;; [.D30]; &quot; -tnl &quot;;[.E30] )" office:value-type="string" office:string-value="python adl_tests.py -dataset faciesmark -cnt gaussian -cnl 0.5 -tnt gaussian -tnl 0.01" calcext:value-type="string">
            <text:p>python adl_tests.py -dataset faciesmark -cnt gaussian -cnl 0.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31];&quot; -cnt &quot;; [.A31]; &quot; -cnl &quot;; [.B31]; &quot; -tnt &quot;; [.D31]; &quot; -tnl &quot;;[.E31] )" office:value-type="string" office:string-value="python adl_tests.py -dataset faciesmark -cnt gaussian -cnl 0.5 -tnt gaussian -tnl 0.025" calcext:value-type="string">
            <text:p>python adl_tests.py -dataset faciesmark -cnt gaussian -cnl 0.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32];&quot; -cnt &quot;; [.A32]; &quot; -cnl &quot;; [.B32]; &quot; -tnt &quot;; [.D32]; &quot; -tnl &quot;;[.E32] )" office:value-type="string" office:string-value="python adl_tests.py -dataset faciesmark -cnt gaussian -cnl 0.5 -tnt gaussian -tnl 0.05" calcext:value-type="string">
            <text:p>python adl_tests.py -dataset faciesmark -cnt gaussian -cnl 0.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33];&quot; -cnt &quot;; [.A33]; &quot; -cnl &quot;; [.B33]; &quot; -tnt &quot;; [.D33]; &quot; -tnl &quot;;[.E33] )" office:value-type="string" office:string-value="python adl_tests.py -dataset faciesmark -cnt gaussian -cnl 0.5 -tnt gaussian -tnl 0.1" calcext:value-type="string">
            <text:p>python adl_tests.py -dataset faciesmark -cnt gaussian -cnl 0.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34];&quot; -cnt &quot;; [.A34]; &quot; -cnl &quot;; [.B34]; &quot; -tnt &quot;; [.D34]; &quot; -tnl &quot;;[.E34] )" office:value-type="string" office:string-value="python adl_tests.py -dataset faciesmark -cnt gaussian -cnl 0.5 -tnt gaussian -tnl 0.25" calcext:value-type="string">
            <text:p>python adl_tests.py -dataset faciesmark -cnt gaussian -cnl 0.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35];&quot; -cnt &quot;; [.A35]; &quot; -cnl &quot;; [.B35]; &quot; -tnt &quot;; [.D35]; &quot; -tnl &quot;;[.E35] )" office:value-type="string" office:string-value="python adl_tests.py -dataset faciesmark -cnt gaussian -cnl 0.5 -tnt gaussian -tnl 0.5" calcext:value-type="string">
            <text:p>python adl_tests.py -dataset faciesmark -cnt gaussian -cnl 0.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36];&quot; -cnt &quot;; [.A36]; &quot; -cnl &quot;; [.B36]; &quot; -tnt &quot;; [.D36]; &quot; -tnl &quot;;[.E36] )" office:value-type="string" office:string-value="python adl_tests.py -dataset faciesmark -cnt gaussian -cnl 0.5 -tnt mixed -tnl 0.1" calcext:value-type="string">
            <text:p>python adl_tests.py -dataset faciesmark -cnt gaussian -cnl 0.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37];&quot; -cnt &quot;; [.A37]; &quot; -cnl &quot;; [.B37]; &quot; -tnt &quot;; [.D37]; &quot; -tnl &quot;;[.E37] )" office:value-type="string" office:string-value="python adl_tests.py -dataset faciesmark -cnt gaussian -cnl 0.5 -tnt poisson -tnl 0.1" calcext:value-type="string">
            <text:p>python adl_tests.py -dataset faciesmark -cnt gaussian -cnl 0.5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38];&quot; -cnt &quot;; [.A38]; &quot; -cnl &quot;; [.B38]; &quot; -tnt &quot;; [.D38]; &quot; -tnl &quot;;[.E38] )" office:value-type="string" office:string-value="python adl_tests.py -dataset interpretation -cnt gaussian -cnl 0.01 -tnt gaussian -tnl 0.001" calcext:value-type="string">
            <text:p>python adl_tests.py -dataset interpretation -cnt gaussian -cnl 0.0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9];&quot; -cnt &quot;; [.A39]; &quot; -cnl &quot;; [.B39]; &quot; -tnt &quot;; [.D39]; &quot; -tnl &quot;;[.E39] )" office:value-type="string" office:string-value="python adl_tests.py -dataset interpretation -cnt gaussian -cnl 0.01 -tnt gaussian -tnl 0.01" calcext:value-type="string">
            <text:p>python adl_tests.py -dataset interpretation -cnt gaussian -cnl 0.0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40];&quot; -cnt &quot;; [.A40]; &quot; -cnl &quot;; [.B40]; &quot; -tnt &quot;; [.D40]; &quot; -tnl &quot;;[.E40] )" office:value-type="string" office:string-value="python adl_tests.py -dataset interpretation -cnt gaussian -cnl 0.01 -tnt gaussian -tnl 0.025" calcext:value-type="string">
            <text:p>python adl_tests.py -dataset interpretation -cnt gaussian -cnl 0.0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41];&quot; -cnt &quot;; [.A41]; &quot; -cnl &quot;; [.B41]; &quot; -tnt &quot;; [.D41]; &quot; -tnl &quot;;[.E41] )" office:value-type="string" office:string-value="python adl_tests.py -dataset interpretation -cnt gaussian -cnl 0.01 -tnt gaussian -tnl 0.05" calcext:value-type="string">
            <text:p>python adl_tests.py -dataset interpretation -cnt gaussian -cnl 0.0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42];&quot; -cnt &quot;; [.A42]; &quot; -cnl &quot;; [.B42]; &quot; -tnt &quot;; [.D42]; &quot; -tnl &quot;;[.E42] )" office:value-type="string" office:string-value="python adl_tests.py -dataset interpretation -cnt gaussian -cnl 0.01 -tnt gaussian -tnl 0.1" calcext:value-type="string">
            <text:p>python adl_tests.py -dataset interpretation -cnt gaussian -cnl 0.0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43];&quot; -cnt &quot;; [.A43]; &quot; -cnl &quot;; [.B43]; &quot; -tnt &quot;; [.D43]; &quot; -tnl &quot;;[.E43] )" office:value-type="string" office:string-value="python adl_tests.py -dataset interpretation -cnt gaussian -cnl 0.01 -tnt gaussian -tnl 0.25" calcext:value-type="string">
            <text:p>python adl_tests.py -dataset interpretation -cnt gaussian -cnl 0.0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44];&quot; -cnt &quot;; [.A44]; &quot; -cnl &quot;; [.B44]; &quot; -tnt &quot;; [.D44]; &quot; -tnl &quot;;[.E44] )" office:value-type="string" office:string-value="python adl_tests.py -dataset interpretation -cnt gaussian -cnl 0.01 -tnt gaussian -tnl 0.5" calcext:value-type="string">
            <text:p>python adl_tests.py -dataset interpretation -cnt gaussian -cnl 0.0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45];&quot; -cnt &quot;; [.A45]; &quot; -cnl &quot;; [.B45]; &quot; -tnt &quot;; [.D45]; &quot; -tnl &quot;;[.E45] )" office:value-type="string" office:string-value="python adl_tests.py -dataset interpretation -cnt gaussian -cnl 0.01 -tnt mixed -tnl 0.1" calcext:value-type="string">
            <text:p>python adl_tests.py -dataset interpretation -cnt gaussian -cnl 0.0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46];&quot; -cnt &quot;; [.A46]; &quot; -cnl &quot;; [.B46]; &quot; -tnt &quot;; [.D46]; &quot; -tnl &quot;;[.E46] )" office:value-type="string" office:string-value="python adl_tests.py -dataset interpretation -cnt gaussian -cnl 0.01 -tnt poisson -tnl 0.1" calcext:value-type="string">
            <text:p>python adl_tests.py -dataset interpretation -cnt gaussian -cnl 0.0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47];&quot; -cnt &quot;; [.A47]; &quot; -cnl &quot;; [.B47]; &quot; -tnt &quot;; [.D47]; &quot; -tnl &quot;;[.E47] )" office:value-type="string" office:string-value="python adl_tests.py -dataset interpretation -cnt gaussian -cnl 0.05 -tnt gaussian -tnl 0.001" calcext:value-type="string">
            <text:p>python adl_tests.py -dataset interpretation -cnt gaussian -cnl 0.0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48];&quot; -cnt &quot;; [.A48]; &quot; -cnl &quot;; [.B48]; &quot; -tnt &quot;; [.D48]; &quot; -tnl &quot;;[.E48] )" office:value-type="string" office:string-value="python adl_tests.py -dataset interpretation -cnt gaussian -cnl 0.05 -tnt gaussian -tnl 0.01" calcext:value-type="string">
            <text:p>python adl_tests.py -dataset interpretation -cnt gaussian -cnl 0.0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49];&quot; -cnt &quot;; [.A49]; &quot; -cnl &quot;; [.B49]; &quot; -tnt &quot;; [.D49]; &quot; -tnl &quot;;[.E49] )" office:value-type="string" office:string-value="python adl_tests.py -dataset interpretation -cnt gaussian -cnl 0.05 -tnt gaussian -tnl 0.025" calcext:value-type="string">
            <text:p>python adl_tests.py -dataset interpretation -cnt gaussian -cnl 0.0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0];&quot; -cnt &quot;; [.A50]; &quot; -cnl &quot;; [.B50]; &quot; -tnt &quot;; [.D50]; &quot; -tnl &quot;;[.E50] )" office:value-type="string" office:string-value="python adl_tests.py -dataset interpretation -cnt gaussian -cnl 0.05 -tnt gaussian -tnl 0.05" calcext:value-type="string">
            <text:p>python adl_tests.py -dataset interpretation -cnt gaussian -cnl 0.0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51];&quot; -cnt &quot;; [.A51]; &quot; -cnl &quot;; [.B51]; &quot; -tnt &quot;; [.D51]; &quot; -tnl &quot;;[.E51] )" office:value-type="string" office:string-value="python adl_tests.py -dataset interpretation -cnt gaussian -cnl 0.05 -tnt gaussian -tnl 0.1" calcext:value-type="string">
            <text:p>python adl_tests.py -dataset interpretation -cnt gaussian -cnl 0.0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52];&quot; -cnt &quot;; [.A52]; &quot; -cnl &quot;; [.B52]; &quot; -tnt &quot;; [.D52]; &quot; -tnl &quot;;[.E52] )" office:value-type="string" office:string-value="python adl_tests.py -dataset interpretation -cnt gaussian -cnl 0.05 -tnt gaussian -tnl 0.25" calcext:value-type="string">
            <text:p>python adl_tests.py -dataset interpretation -cnt gaussian -cnl 0.0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53];&quot; -cnt &quot;; [.A53]; &quot; -cnl &quot;; [.B53]; &quot; -tnt &quot;; [.D53]; &quot; -tnl &quot;;[.E53] )" office:value-type="string" office:string-value="python adl_tests.py -dataset interpretation -cnt gaussian -cnl 0.05 -tnt gaussian -tnl 0.5" calcext:value-type="string">
            <text:p>python adl_tests.py -dataset interpretation -cnt gaussian -cnl 0.0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54];&quot; -cnt &quot;; [.A54]; &quot; -cnl &quot;; [.B54]; &quot; -tnt &quot;; [.D54]; &quot; -tnl &quot;;[.E54] )" office:value-type="string" office:string-value="python adl_tests.py -dataset interpretation -cnt gaussian -cnl 0.05 -tnt mixed -tnl 0.1" calcext:value-type="string">
            <text:p>python adl_tests.py -dataset interpretation -cnt gaussian -cnl 0.0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55];&quot; -cnt &quot;; [.A55]; &quot; -cnl &quot;; [.B55]; &quot; -tnt &quot;; [.D55]; &quot; -tnl &quot;;[.E55] )" office:value-type="string" office:string-value="python adl_tests.py -dataset interpretation -cnt gaussian -cnl 0.05 -tnt poisson -tnl 0.1" calcext:value-type="string">
            <text:p>python adl_tests.py -dataset interpretation -cnt gaussian -cnl 0.05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56];&quot; -cnt &quot;; [.A56]; &quot; -cnl &quot;; [.B56]; &quot; -tnt &quot;; [.D56]; &quot; -tnl &quot;;[.E56] )" office:value-type="string" office:string-value="python adl_tests.py -dataset interpretation -cnt gaussian -cnl 0.1 -tnt gaussian -tnl 0.001" calcext:value-type="string">
            <text:p>python adl_tests.py -dataset interpretation -cnt gaussian -cnl 0.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57];&quot; -cnt &quot;; [.A57]; &quot; -cnl &quot;; [.B57]; &quot; -tnt &quot;; [.D57]; &quot; -tnl &quot;;[.E57] )" office:value-type="string" office:string-value="python adl_tests.py -dataset interpretation -cnt gaussian -cnl 0.1 -tnt gaussian -tnl 0.01" calcext:value-type="string">
            <text:p>python adl_tests.py -dataset interpretation -cnt gaussian -cnl 0.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58];&quot; -cnt &quot;; [.A58]; &quot; -cnl &quot;; [.B58]; &quot; -tnt &quot;; [.D58]; &quot; -tnl &quot;;[.E58] )" office:value-type="string" office:string-value="python adl_tests.py -dataset interpretation -cnt gaussian -cnl 0.1 -tnt gaussian -tnl 0.025" calcext:value-type="string">
            <text:p>python adl_tests.py -dataset interpretation -cnt gaussian -cnl 0.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9];&quot; -cnt &quot;; [.A59]; &quot; -cnl &quot;; [.B59]; &quot; -tnt &quot;; [.D59]; &quot; -tnl &quot;;[.E59] )" office:value-type="string" office:string-value="python adl_tests.py -dataset interpretation -cnt gaussian -cnl 0.1 -tnt gaussian -tnl 0.05" calcext:value-type="string">
            <text:p>python adl_tests.py -dataset interpretation -cnt gaussian -cnl 0.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0];&quot; -cnt &quot;; [.A60]; &quot; -cnl &quot;; [.B60]; &quot; -tnt &quot;; [.D60]; &quot; -tnl &quot;;[.E60] )" office:value-type="string" office:string-value="python adl_tests.py -dataset interpretation -cnt gaussian -cnl 0.1 -tnt gaussian -tnl 0.1" calcext:value-type="string">
            <text:p>python adl_tests.py -dataset interpretation -cnt gaussian -cnl 0.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61];&quot; -cnt &quot;; [.A61]; &quot; -cnl &quot;; [.B61]; &quot; -tnt &quot;; [.D61]; &quot; -tnl &quot;;[.E61] )" office:value-type="string" office:string-value="python adl_tests.py -dataset interpretation -cnt gaussian -cnl 0.1 -tnt gaussian -tnl 0.25" calcext:value-type="string">
            <text:p>python adl_tests.py -dataset interpretation -cnt gaussian -cnl 0.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62];&quot; -cnt &quot;; [.A62]; &quot; -cnl &quot;; [.B62]; &quot; -tnt &quot;; [.D62]; &quot; -tnl &quot;;[.E62] )" office:value-type="string" office:string-value="python adl_tests.py -dataset interpretation -cnt gaussian -cnl 0.1 -tnt gaussian -tnl 0.5" calcext:value-type="string">
            <text:p>python adl_tests.py -dataset interpretation -cnt gaussian -cnl 0.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3];&quot; -cnt &quot;; [.A63]; &quot; -cnl &quot;; [.B63]; &quot; -tnt &quot;; [.D63]; &quot; -tnl &quot;;[.E63] )" office:value-type="string" office:string-value="python adl_tests.py -dataset interpretation -cnt gaussian -cnl 0.1 -tnt mixed -tnl 0.1" calcext:value-type="string">
            <text:p>python adl_tests.py -dataset interpretation -cnt gaussian -cnl 0.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4];&quot; -cnt &quot;; [.A64]; &quot; -cnl &quot;; [.B64]; &quot; -tnt &quot;; [.D64]; &quot; -tnl &quot;;[.E64] )" office:value-type="string" office:string-value="python adl_tests.py -dataset interpretation -cnt gaussian -cnl 0.1 -tnt poisson -tnl 0.1" calcext:value-type="string">
            <text:p>python adl_tests.py -dataset interpretation -cnt gaussian -cnl 0.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65];&quot; -cnt &quot;; [.A65]; &quot; -cnl &quot;; [.B65]; &quot; -tnt &quot;; [.D65]; &quot; -tnl &quot;;[.E65] )" office:value-type="string" office:string-value="python adl_tests.py -dataset interpretation -cnt gaussian -cnl 0.5 -tnt gaussian -tnl 0.001" calcext:value-type="string">
            <text:p>python adl_tests.py -dataset interpretation -cnt gaussian -cnl 0.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66];&quot; -cnt &quot;; [.A66]; &quot; -cnl &quot;; [.B66]; &quot; -tnt &quot;; [.D66]; &quot; -tnl &quot;;[.E66] )" office:value-type="string" office:string-value="python adl_tests.py -dataset interpretation -cnt gaussian -cnl 0.5 -tnt gaussian -tnl 0.01" calcext:value-type="string">
            <text:p>python adl_tests.py -dataset interpretation -cnt gaussian -cnl 0.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67];&quot; -cnt &quot;; [.A67]; &quot; -cnl &quot;; [.B67]; &quot; -tnt &quot;; [.D67]; &quot; -tnl &quot;;[.E67] )" office:value-type="string" office:string-value="python adl_tests.py -dataset interpretation -cnt gaussian -cnl 0.5 -tnt gaussian -tnl 0.025" calcext:value-type="string">
            <text:p>python adl_tests.py -dataset interpretation -cnt gaussian -cnl 0.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68];&quot; -cnt &quot;; [.A68]; &quot; -cnl &quot;; [.B68]; &quot; -tnt &quot;; [.D68]; &quot; -tnl &quot;;[.E68] )" office:value-type="string" office:string-value="python adl_tests.py -dataset interpretation -cnt gaussian -cnl 0.5 -tnt gaussian -tnl 0.05" calcext:value-type="string">
            <text:p>python adl_tests.py -dataset interpretation -cnt gaussian -cnl 0.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9];&quot; -cnt &quot;; [.A69]; &quot; -cnl &quot;; [.B69]; &quot; -tnt &quot;; [.D69]; &quot; -tnl &quot;;[.E69] )" office:value-type="string" office:string-value="python adl_tests.py -dataset interpretation -cnt gaussian -cnl 0.5 -tnt gaussian -tnl 0.1" calcext:value-type="string">
            <text:p>python adl_tests.py -dataset interpretation -cnt gaussian -cnl 0.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70];&quot; -cnt &quot;; [.A70]; &quot; -cnl &quot;; [.B70]; &quot; -tnt &quot;; [.D70]; &quot; -tnl &quot;;[.E70] )" office:value-type="string" office:string-value="python adl_tests.py -dataset interpretation -cnt gaussian -cnl 0.5 -tnt gaussian -tnl 0.25" calcext:value-type="string">
            <text:p>python adl_tests.py -dataset interpretation -cnt gaussian -cnl 0.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71];&quot; -cnt &quot;; [.A71]; &quot; -cnl &quot;; [.B71]; &quot; -tnt &quot;; [.D71]; &quot; -tnl &quot;;[.E71] )" office:value-type="string" office:string-value="python adl_tests.py -dataset interpretation -cnt gaussian -cnl 0.5 -tnt gaussian -tnl 0.5" calcext:value-type="string">
            <text:p>python adl_tests.py -dataset interpretation -cnt gaussian -cnl 0.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72];&quot; -cnt &quot;; [.A72]; &quot; -cnl &quot;; [.B72]; &quot; -tnt &quot;; [.D72]; &quot; -tnl &quot;;[.E72] )" office:value-type="string" office:string-value="python adl_tests.py -dataset interpretation -cnt gaussian -cnl 0.5 -tnt mixed -tnl 0.1" calcext:value-type="string">
            <text:p>python adl_tests.py -dataset interpretation -cnt gaussian -cnl 0.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73];&quot; -cnt &quot;; [.A73]; &quot; -cnl &quot;; [.B73]; &quot; -tnt &quot;; [.D73]; &quot; -tnl &quot;;[.E73] )" office:value-type="string" office:string-value="python adl_tests.py -dataset interpretation -cnt gaussian -cnl 0.5 -tnt poisson -tnl 0.1" calcext:value-type="string">
            <text:p>python adl_tests.py -dataset interpretation -cnt gaussian -cnl 0.5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74];&quot; -cnt &quot;; [.A74]; &quot; -cnl &quot;; [.B74]; &quot; -tnt &quot;; [.D74]; &quot; -tnl &quot;;[.E74] )" office:value-type="string" office:string-value="python adl_tests.py -dataset stdata12 -cnt gaussian -cnl 0.01 -tnt gaussian -tnl 0.001" calcext:value-type="string">
            <text:p>python adl_tests.py -dataset stdata12 -cnt gaussian -cnl 0.0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75];&quot; -cnt &quot;; [.A75]; &quot; -cnl &quot;; [.B75]; &quot; -tnt &quot;; [.D75]; &quot; -tnl &quot;;[.E75] )" office:value-type="string" office:string-value="python adl_tests.py -dataset stdata12 -cnt gaussian -cnl 0.01 -tnt gaussian -tnl 0.01" calcext:value-type="string">
            <text:p>python adl_tests.py -dataset stdata12 -cnt gaussian -cnl 0.0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76];&quot; -cnt &quot;; [.A76]; &quot; -cnl &quot;; [.B76]; &quot; -tnt &quot;; [.D76]; &quot; -tnl &quot;;[.E76] )" office:value-type="string" office:string-value="python adl_tests.py -dataset stdata12 -cnt gaussian -cnl 0.01 -tnt gaussian -tnl 0.025" calcext:value-type="string">
            <text:p>python adl_tests.py -dataset stdata12 -cnt gaussian -cnl 0.0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77];&quot; -cnt &quot;; [.A77]; &quot; -cnl &quot;; [.B77]; &quot; -tnt &quot;; [.D77]; &quot; -tnl &quot;;[.E77] )" office:value-type="string" office:string-value="python adl_tests.py -dataset stdata12 -cnt gaussian -cnl 0.01 -tnt gaussian -tnl 0.05" calcext:value-type="string">
            <text:p>python adl_tests.py -dataset stdata12 -cnt gaussian -cnl 0.0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78];&quot; -cnt &quot;; [.A78]; &quot; -cnl &quot;; [.B78]; &quot; -tnt &quot;; [.D78]; &quot; -tnl &quot;;[.E78] )" office:value-type="string" office:string-value="python adl_tests.py -dataset stdata12 -cnt gaussian -cnl 0.01 -tnt gaussian -tnl 0.1" calcext:value-type="string">
            <text:p>python adl_tests.py -dataset stdata12 -cnt gaussian -cnl 0.0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79];&quot; -cnt &quot;; [.A79]; &quot; -cnl &quot;; [.B79]; &quot; -tnt &quot;; [.D79]; &quot; -tnl &quot;;[.E79] )" office:value-type="string" office:string-value="python adl_tests.py -dataset stdata12 -cnt gaussian -cnl 0.01 -tnt gaussian -tnl 0.25" calcext:value-type="string">
            <text:p>python adl_tests.py -dataset stdata12 -cnt gaussian -cnl 0.0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80];&quot; -cnt &quot;; [.A80]; &quot; -cnl &quot;; [.B80]; &quot; -tnt &quot;; [.D80]; &quot; -tnl &quot;;[.E80] )" office:value-type="string" office:string-value="python adl_tests.py -dataset stdata12 -cnt gaussian -cnl 0.01 -tnt gaussian -tnl 0.5" calcext:value-type="string">
            <text:p>python adl_tests.py -dataset stdata12 -cnt gaussian -cnl 0.0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81];&quot; -cnt &quot;; [.A81]; &quot; -cnl &quot;; [.B81]; &quot; -tnt &quot;; [.D81]; &quot; -tnl &quot;;[.E81] )" office:value-type="string" office:string-value="python adl_tests.py -dataset stdata12 -cnt gaussian -cnl 0.01 -tnt mixed -tnl 0.1" calcext:value-type="string">
            <text:p>python adl_tests.py -dataset stdata12 -cnt gaussian -cnl 0.0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82];&quot; -cnt &quot;; [.A82]; &quot; -cnl &quot;; [.B82]; &quot; -tnt &quot;; [.D82]; &quot; -tnl &quot;;[.E82] )" office:value-type="string" office:string-value="python adl_tests.py -dataset stdata12 -cnt gaussian -cnl 0.01 -tnt poisson -tnl 0.1" calcext:value-type="string">
            <text:p>python adl_tests.py -dataset stdata12 -cnt gaussian -cnl 0.0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83];&quot; -cnt &quot;; [.A83]; &quot; -cnl &quot;; [.B83]; &quot; -tnt &quot;; [.D83]; &quot; -tnl &quot;;[.E83] )" office:value-type="string" office:string-value="python adl_tests.py -dataset stdata12 -cnt gaussian -cnl 0.05 -tnt gaussian -tnl 0.001" calcext:value-type="string">
            <text:p>python adl_tests.py -dataset stdata12 -cnt gaussian -cnl 0.0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84];&quot; -cnt &quot;; [.A84]; &quot; -cnl &quot;; [.B84]; &quot; -tnt &quot;; [.D84]; &quot; -tnl &quot;;[.E84] )" office:value-type="string" office:string-value="python adl_tests.py -dataset stdata12 -cnt gaussian -cnl 0.05 -tnt gaussian -tnl 0.01" calcext:value-type="string">
            <text:p>python adl_tests.py -dataset stdata12 -cnt gaussian -cnl 0.0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85];&quot; -cnt &quot;; [.A85]; &quot; -cnl &quot;; [.B85]; &quot; -tnt &quot;; [.D85]; &quot; -tnl &quot;;[.E85] )" office:value-type="string" office:string-value="python adl_tests.py -dataset stdata12 -cnt gaussian -cnl 0.05 -tnt gaussian -tnl 0.025" calcext:value-type="string">
            <text:p>python adl_tests.py -dataset stdata12 -cnt gaussian -cnl 0.0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86];&quot; -cnt &quot;; [.A86]; &quot; -cnl &quot;; [.B86]; &quot; -tnt &quot;; [.D86]; &quot; -tnl &quot;;[.E86] )" office:value-type="string" office:string-value="python adl_tests.py -dataset stdata12 -cnt gaussian -cnl 0.05 -tnt gaussian -tnl 0.05" calcext:value-type="string">
            <text:p>python adl_tests.py -dataset stdata12 -cnt gaussian -cnl 0.0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87];&quot; -cnt &quot;; [.A87]; &quot; -cnl &quot;; [.B87]; &quot; -tnt &quot;; [.D87]; &quot; -tnl &quot;;[.E87] )" office:value-type="string" office:string-value="python adl_tests.py -dataset stdata12 -cnt gaussian -cnl 0.05 -tnt gaussian -tnl 0.1" calcext:value-type="string">
            <text:p>python adl_tests.py -dataset stdata12 -cnt gaussian -cnl 0.0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88];&quot; -cnt &quot;; [.A88]; &quot; -cnl &quot;; [.B88]; &quot; -tnt &quot;; [.D88]; &quot; -tnl &quot;;[.E88] )" office:value-type="string" office:string-value="python adl_tests.py -dataset stdata12 -cnt gaussian -cnl 0.05 -tnt gaussian -tnl 0.25" calcext:value-type="string">
            <text:p>python adl_tests.py -dataset stdata12 -cnt gaussian -cnl 0.0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89];&quot; -cnt &quot;; [.A89]; &quot; -cnl &quot;; [.B89]; &quot; -tnt &quot;; [.D89]; &quot; -tnl &quot;;[.E89] )" office:value-type="string" office:string-value="python adl_tests.py -dataset stdata12 -cnt gaussian -cnl 0.05 -tnt gaussian -tnl 0.5" calcext:value-type="string">
            <text:p>python adl_tests.py -dataset stdata12 -cnt gaussian -cnl 0.0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0];&quot; -cnt &quot;; [.A90]; &quot; -cnl &quot;; [.B90]; &quot; -tnt &quot;; [.D90]; &quot; -tnl &quot;;[.E90] )" office:value-type="string" office:string-value="python adl_tests.py -dataset stdata12 -cnt gaussian -cnl 0.05 -tnt mixed -tnl 0.1" calcext:value-type="string">
            <text:p>python adl_tests.py -dataset stdata12 -cnt gaussian -cnl 0.0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1];&quot; -cnt &quot;; [.A91]; &quot; -cnl &quot;; [.B91]; &quot; -tnt &quot;; [.D91]; &quot; -tnl &quot;;[.E91] )" office:value-type="string" office:string-value="python adl_tests.py -dataset stdata12 -cnt gaussian -cnl 0.05 -tnt poisson -tnl 0.1" calcext:value-type="string">
            <text:p>python adl_tests.py -dataset stdata12 -cnt gaussian -cnl 0.05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92];&quot; -cnt &quot;; [.A92]; &quot; -cnl &quot;; [.B92]; &quot; -tnt &quot;; [.D92]; &quot; -tnl &quot;;[.E92] )" office:value-type="string" office:string-value="python adl_tests.py -dataset stdata12 -cnt gaussian -cnl 0.1 -tnt gaussian -tnl 0.001" calcext:value-type="string">
            <text:p>python adl_tests.py -dataset stdata12 -cnt gaussian -cnl 0.1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93];&quot; -cnt &quot;; [.A93]; &quot; -cnl &quot;; [.B93]; &quot; -tnt &quot;; [.D93]; &quot; -tnl &quot;;[.E93] )" office:value-type="string" office:string-value="python adl_tests.py -dataset stdata12 -cnt gaussian -cnl 0.1 -tnt gaussian -tnl 0.01" calcext:value-type="string">
            <text:p>python adl_tests.py -dataset stdata12 -cnt gaussian -cnl 0.1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94];&quot; -cnt &quot;; [.A94]; &quot; -cnl &quot;; [.B94]; &quot; -tnt &quot;; [.D94]; &quot; -tnl &quot;;[.E94] )" office:value-type="string" office:string-value="python adl_tests.py -dataset stdata12 -cnt gaussian -cnl 0.1 -tnt gaussian -tnl 0.025" calcext:value-type="string">
            <text:p>python adl_tests.py -dataset stdata12 -cnt gaussian -cnl 0.1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95];&quot; -cnt &quot;; [.A95]; &quot; -cnl &quot;; [.B95]; &quot; -tnt &quot;; [.D95]; &quot; -tnl &quot;;[.E95] )" office:value-type="string" office:string-value="python adl_tests.py -dataset stdata12 -cnt gaussian -cnl 0.1 -tnt gaussian -tnl 0.05" calcext:value-type="string">
            <text:p>python adl_tests.py -dataset stdata12 -cnt gaussian -cnl 0.1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6];&quot; -cnt &quot;; [.A96]; &quot; -cnl &quot;; [.B96]; &quot; -tnt &quot;; [.D96]; &quot; -tnl &quot;;[.E96] )" office:value-type="string" office:string-value="python adl_tests.py -dataset stdata12 -cnt gaussian -cnl 0.1 -tnt gaussian -tnl 0.1" calcext:value-type="string">
            <text:p>python adl_tests.py -dataset stdata12 -cnt gaussian -cnl 0.1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97];&quot; -cnt &quot;; [.A97]; &quot; -cnl &quot;; [.B97]; &quot; -tnt &quot;; [.D97]; &quot; -tnl &quot;;[.E97] )" office:value-type="string" office:string-value="python adl_tests.py -dataset stdata12 -cnt gaussian -cnl 0.1 -tnt gaussian -tnl 0.25" calcext:value-type="string">
            <text:p>python adl_tests.py -dataset stdata12 -cnt gaussian -cnl 0.1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98];&quot; -cnt &quot;; [.A98]; &quot; -cnl &quot;; [.B98]; &quot; -tnt &quot;; [.D98]; &quot; -tnl &quot;;[.E98] )" office:value-type="string" office:string-value="python adl_tests.py -dataset stdata12 -cnt gaussian -cnl 0.1 -tnt gaussian -tnl 0.5" calcext:value-type="string">
            <text:p>python adl_tests.py -dataset stdata12 -cnt gaussian -cnl 0.1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9];&quot; -cnt &quot;; [.A99]; &quot; -cnl &quot;; [.B99]; &quot; -tnt &quot;; [.D99]; &quot; -tnl &quot;;[.E99] )" office:value-type="string" office:string-value="python adl_tests.py -dataset stdata12 -cnt gaussian -cnl 0.1 -tnt mixed -tnl 0.1" calcext:value-type="string">
            <text:p>python adl_tests.py -dataset stdata12 -cnt gaussian -cnl 0.1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0];&quot; -cnt &quot;; [.A100]; &quot; -cnl &quot;; [.B100]; &quot; -tnt &quot;; [.D100]; &quot; -tnl &quot;;[.E100] )" office:value-type="string" office:string-value="python adl_tests.py -dataset stdata12 -cnt gaussian -cnl 0.1 -tnt poisson -tnl 0.1" calcext:value-type="string">
            <text:p>python adl_tests.py -dataset stdata12 -cnt gaussian -cnl 0.1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101];&quot; -cnt &quot;; [.A101]; &quot; -cnl &quot;; [.B101]; &quot; -tnt &quot;; [.D101]; &quot; -tnl &quot;;[.E101] )" office:value-type="string" office:string-value="python adl_tests.py -dataset stdata12 -cnt gaussian -cnl 0.5 -tnt gaussian -tnl 0.001" calcext:value-type="string">
            <text:p>python adl_tests.py -dataset stdata12 -cnt gaussian -cnl 0.5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02];&quot; -cnt &quot;; [.A102]; &quot; -cnl &quot;; [.B102]; &quot; -tnt &quot;; [.D102]; &quot; -tnl &quot;;[.E102] )" office:value-type="string" office:string-value="python adl_tests.py -dataset stdata12 -cnt gaussian -cnl 0.5 -tnt gaussian -tnl 0.01" calcext:value-type="string">
            <text:p>python adl_tests.py -dataset stdata12 -cnt gaussian -cnl 0.5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103];&quot; -cnt &quot;; [.A103]; &quot; -cnl &quot;; [.B103]; &quot; -tnt &quot;; [.D103]; &quot; -tnl &quot;;[.E103] )" office:value-type="string" office:string-value="python adl_tests.py -dataset stdata12 -cnt gaussian -cnl 0.5 -tnt gaussian -tnl 0.025" calcext:value-type="string">
            <text:p>python adl_tests.py -dataset stdata12 -cnt gaussian -cnl 0.5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04];&quot; -cnt &quot;; [.A104]; &quot; -cnl &quot;; [.B104]; &quot; -tnt &quot;; [.D104]; &quot; -tnl &quot;;[.E104] )" office:value-type="string" office:string-value="python adl_tests.py -dataset stdata12 -cnt gaussian -cnl 0.5 -tnt gaussian -tnl 0.05" calcext:value-type="string">
            <text:p>python adl_tests.py -dataset stdata12 -cnt gaussian -cnl 0.5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5];&quot; -cnt &quot;; [.A105]; &quot; -cnl &quot;; [.B105]; &quot; -tnt &quot;; [.D105]; &quot; -tnl &quot;;[.E105] )" office:value-type="string" office:string-value="python adl_tests.py -dataset stdata12 -cnt gaussian -cnl 0.5 -tnt gaussian -tnl 0.1" calcext:value-type="string">
            <text:p>python adl_tests.py -dataset stdata12 -cnt gaussian -cnl 0.5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106];&quot; -cnt &quot;; [.A106]; &quot; -cnl &quot;; [.B106]; &quot; -tnt &quot;; [.D106]; &quot; -tnl &quot;;[.E106] )" office:value-type="string" office:string-value="python adl_tests.py -dataset stdata12 -cnt gaussian -cnl 0.5 -tnt gaussian -tnl 0.25" calcext:value-type="string">
            <text:p>python adl_tests.py -dataset stdata12 -cnt gaussian -cnl 0.5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07];&quot; -cnt &quot;; [.A107]; &quot; -cnl &quot;; [.B107]; &quot; -tnt &quot;; [.D107]; &quot; -tnl &quot;;[.E107] )" office:value-type="string" office:string-value="python adl_tests.py -dataset stdata12 -cnt gaussian -cnl 0.5 -tnt gaussian -tnl 0.5" calcext:value-type="string">
            <text:p>python adl_tests.py -dataset stdata12 -cnt gaussian -cnl 0.5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8];&quot; -cnt &quot;; [.A108]; &quot; -cnl &quot;; [.B108]; &quot; -tnt &quot;; [.D108]; &quot; -tnl &quot;;[.E108] )" office:value-type="string" office:string-value="python adl_tests.py -dataset stdata12 -cnt gaussian -cnl 0.5 -tnt mixed -tnl 0.1" calcext:value-type="string">
            <text:p>python adl_tests.py -dataset stdata12 -cnt gaussian -cnl 0.5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9];&quot; -cnt &quot;; [.A109]; &quot; -cnl &quot;; [.B109]; &quot; -tnt &quot;; [.D109]; &quot; -tnl &quot;;[.E109] )" office:value-type="string" office:string-value="python adl_tests.py -dataset stdata12 -cnt gaussian -cnl 0.5 -tnt poisson -tnl 0.1" calcext:value-type="string">
            <text:p>python adl_tests.py -dataset stdata12 -cnt gaussian -cnl 0.5 -tnt poisson -tnl 0.1</text:p>
          </table:table-cell>
        </table:table-row>
      </table:table>
      <table:table table:name="mixed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n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adl_tests.py -dataset &quot;;[.C1];&quot; -cnt &quot;; [.A1]; &quot; -cnl &quot;; [.B1]; &quot; -tnt &quot;; [.D1]; &quot; -tnl &quot;;[.E1] )" office:value-type="string" office:string-value="python adl_tests.py -dataset dataset -cnt cnt -cnl cnl -tnt tnt -tnl tnl" calcext:value-type="string">
            <text:p>python adl_tests.py -dataset dataset -cnt cnt -cnl cnl -tnt tnt -tnl tnl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];&quot; -cnt &quot;; [.A2]; &quot; -cnl &quot;; [.B2]; &quot; -tnt &quot;; [.D2]; &quot; -tnl &quot;;[.E2] )" office:value-type="string" office:string-value="python adl_tests.py -dataset faciesmark -cnt gaussian -cnl mixed -tnt gaussian -tnl 0.001" calcext:value-type="string">
            <text:p>python adl_tests.py -dataset faciesmark -cnt gaussian -cnl mixed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];&quot; -cnt &quot;; [.A3]; &quot; -cnl &quot;; [.B3]; &quot; -tnt &quot;; [.D3]; &quot; -tnl &quot;;[.E3] )" office:value-type="string" office:string-value="python adl_tests.py -dataset faciesmark -cnt gaussian -cnl mixed -tnt gaussian -tnl 0.01" calcext:value-type="string">
            <text:p>python adl_tests.py -dataset faciesmark -cnt gaussian -cnl mixed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4];&quot; -cnt &quot;; [.A4]; &quot; -cnl &quot;; [.B4]; &quot; -tnt &quot;; [.D4]; &quot; -tnl &quot;;[.E4] )" office:value-type="string" office:string-value="python adl_tests.py -dataset faciesmark -cnt gaussian -cnl mixed -tnt gaussian -tnl 0.025" calcext:value-type="string">
            <text:p>python adl_tests.py -dataset faciesmark -cnt gaussian -cnl mixed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];&quot; -cnt &quot;; [.A5]; &quot; -cnl &quot;; [.B5]; &quot; -tnt &quot;; [.D5]; &quot; -tnl &quot;;[.E5] )" office:value-type="string" office:string-value="python adl_tests.py -dataset faciesmark -cnt gaussian -cnl mixed -tnt gaussian -tnl 0.05" calcext:value-type="string">
            <text:p>python adl_tests.py -dataset faciesmark -cnt gaussian -cnl mixed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];&quot; -cnt &quot;; [.A6]; &quot; -cnl &quot;; [.B6]; &quot; -tnt &quot;; [.D6]; &quot; -tnl &quot;;[.E6] )" office:value-type="string" office:string-value="python adl_tests.py -dataset faciesmark -cnt gaussian -cnl mixed -tnt gaussian -tnl 0.1" calcext:value-type="string">
            <text:p>python adl_tests.py -dataset faciesmark -cnt gaussian -cnl mixed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7];&quot; -cnt &quot;; [.A7]; &quot; -cnl &quot;; [.B7]; &quot; -tnt &quot;; [.D7]; &quot; -tnl &quot;;[.E7] )" office:value-type="string" office:string-value="python adl_tests.py -dataset faciesmark -cnt gaussian -cnl mixed -tnt gaussian -tnl 0.25" calcext:value-type="string">
            <text:p>python adl_tests.py -dataset faciesmark -cnt gaussian -cnl mixed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8];&quot; -cnt &quot;; [.A8]; &quot; -cnl &quot;; [.B8]; &quot; -tnt &quot;; [.D8]; &quot; -tnl &quot;;[.E8] )" office:value-type="string" office:string-value="python adl_tests.py -dataset faciesmark -cnt gaussian -cnl mixed -tnt gaussian -tnl 0.5" calcext:value-type="string">
            <text:p>python adl_tests.py -dataset faciesmark -cnt gaussian -cnl mixed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9];&quot; -cnt &quot;; [.A9]; &quot; -cnl &quot;; [.B9]; &quot; -tnt &quot;; [.D9]; &quot; -tnl &quot;;[.E9] )" office:value-type="string" office:string-value="python adl_tests.py -dataset faciesmark -cnt gaussian -cnl mixed -tnt mixed -tnl 0.1" calcext:value-type="string">
            <text:p>python adl_tests.py -dataset faciesmark -cnt gaussian -cnl mixed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0];&quot; -cnt &quot;; [.A10]; &quot; -cnl &quot;; [.B10]; &quot; -tnt &quot;; [.D10]; &quot; -tnl &quot;;[.E10] )" office:value-type="string" office:string-value="python adl_tests.py -dataset faciesmark -cnt gaussian -cnl mixed -tnt poisson -tnl 0.1" calcext:value-type="string">
            <text:p>python adl_tests.py -dataset faciesmark -cnt gaussian -cnl mixed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11];&quot; -cnt &quot;; [.A11]; &quot; -cnl &quot;; [.B11]; &quot; -tnt &quot;; [.D11]; &quot; -tnl &quot;;[.E11] )" office:value-type="string" office:string-value="python adl_tests.py -dataset interpretation -cnt gaussian -cnl mixed -tnt gaussian -tnl 0.001" calcext:value-type="string">
            <text:p>python adl_tests.py -dataset interpretation -cnt gaussian -cnl mixed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2];&quot; -cnt &quot;; [.A12]; &quot; -cnl &quot;; [.B12]; &quot; -tnt &quot;; [.D12]; &quot; -tnl &quot;;[.E12] )" office:value-type="string" office:string-value="python adl_tests.py -dataset interpretation -cnt gaussian -cnl mixed -tnt gaussian -tnl 0.01" calcext:value-type="string">
            <text:p>python adl_tests.py -dataset interpretation -cnt gaussian -cnl mixed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13];&quot; -cnt &quot;; [.A13]; &quot; -cnl &quot;; [.B13]; &quot; -tnt &quot;; [.D13]; &quot; -tnl &quot;;[.E13] )" office:value-type="string" office:string-value="python adl_tests.py -dataset interpretation -cnt gaussian -cnl mixed -tnt gaussian -tnl 0.025" calcext:value-type="string">
            <text:p>python adl_tests.py -dataset interpretation -cnt gaussian -cnl mixed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4];&quot; -cnt &quot;; [.A14]; &quot; -cnl &quot;; [.B14]; &quot; -tnt &quot;; [.D14]; &quot; -tnl &quot;;[.E14] )" office:value-type="string" office:string-value="python adl_tests.py -dataset interpretation -cnt gaussian -cnl mixed -tnt gaussian -tnl 0.05" calcext:value-type="string">
            <text:p>python adl_tests.py -dataset interpretation -cnt gaussian -cnl mixed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5];&quot; -cnt &quot;; [.A15]; &quot; -cnl &quot;; [.B15]; &quot; -tnt &quot;; [.D15]; &quot; -tnl &quot;;[.E15] )" office:value-type="string" office:string-value="python adl_tests.py -dataset interpretation -cnt gaussian -cnl mixed -tnt gaussian -tnl 0.1" calcext:value-type="string">
            <text:p>python adl_tests.py -dataset interpretation -cnt gaussian -cnl mixed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16];&quot; -cnt &quot;; [.A16]; &quot; -cnl &quot;; [.B16]; &quot; -tnt &quot;; [.D16]; &quot; -tnl &quot;;[.E16] )" office:value-type="string" office:string-value="python adl_tests.py -dataset interpretation -cnt gaussian -cnl mixed -tnt gaussian -tnl 0.25" calcext:value-type="string">
            <text:p>python adl_tests.py -dataset interpretation -cnt gaussian -cnl mixed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7];&quot; -cnt &quot;; [.A17]; &quot; -cnl &quot;; [.B17]; &quot; -tnt &quot;; [.D17]; &quot; -tnl &quot;;[.E17] )" office:value-type="string" office:string-value="python adl_tests.py -dataset interpretation -cnt gaussian -cnl mixed -tnt gaussian -tnl 0.5" calcext:value-type="string">
            <text:p>python adl_tests.py -dataset interpretation -cnt gaussian -cnl mixed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8];&quot; -cnt &quot;; [.A18]; &quot; -cnl &quot;; [.B18]; &quot; -tnt &quot;; [.D18]; &quot; -tnl &quot;;[.E18] )" office:value-type="string" office:string-value="python adl_tests.py -dataset interpretation -cnt gaussian -cnl mixed -tnt mixed -tnl 0.1" calcext:value-type="string">
            <text:p>python adl_tests.py -dataset interpretation -cnt gaussian -cnl mixed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9];&quot; -cnt &quot;; [.A19]; &quot; -cnl &quot;; [.B19]; &quot; -tnt &quot;; [.D19]; &quot; -tnl &quot;;[.E19] )" office:value-type="string" office:string-value="python adl_tests.py -dataset interpretation -cnt gaussian -cnl mixed -tnt poisson -tnl 0.1" calcext:value-type="string">
            <text:p>python adl_tests.py -dataset interpretation -cnt gaussian -cnl mixed -tnt poisso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0];&quot; -cnt &quot;; [.A20]; &quot; -cnl &quot;; [.B20]; &quot; -tnt &quot;; [.D20]; &quot; -tnl &quot;;[.E20] )" office:value-type="string" office:string-value="python adl_tests.py -dataset stdata12 -cnt gaussian -cnl mixed -tnt gaussian -tnl 0.001" calcext:value-type="string">
            <text:p>python adl_tests.py -dataset stdata12 -cnt gaussian -cnl mixed -tnt gaussian -tnl 0.0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21];&quot; -cnt &quot;; [.A21]; &quot; -cnl &quot;; [.B21]; &quot; -tnt &quot;; [.D21]; &quot; -tnl &quot;;[.E21] )" office:value-type="string" office:string-value="python adl_tests.py -dataset stdata12 -cnt gaussian -cnl mixed -tnt gaussian -tnl 0.01" calcext:value-type="string">
            <text:p>python adl_tests.py -dataset stdata12 -cnt gaussian -cnl mixed -tnt gaussian -tnl 0.0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adl_tests.py -dataset &quot;;[.C22];&quot; -cnt &quot;; [.A22]; &quot; -cnl &quot;; [.B22]; &quot; -tnt &quot;; [.D22]; &quot; -tnl &quot;;[.E22] )" office:value-type="string" office:string-value="python adl_tests.py -dataset stdata12 -cnt gaussian -cnl mixed -tnt gaussian -tnl 0.025" calcext:value-type="string">
            <text:p>python adl_tests.py -dataset stdata12 -cnt gaussian -cnl mixed -tnt gaussian -tnl 0.0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23];&quot; -cnt &quot;; [.A23]; &quot; -cnl &quot;; [.B23]; &quot; -tnt &quot;; [.D23]; &quot; -tnl &quot;;[.E23] )" office:value-type="string" office:string-value="python adl_tests.py -dataset stdata12 -cnt gaussian -cnl mixed -tnt gaussian -tnl 0.05" calcext:value-type="string">
            <text:p>python adl_tests.py -dataset stdata12 -cnt gaussian -cnl mixed -tnt gaussian -tnl 0.0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4];&quot; -cnt &quot;; [.A24]; &quot; -cnl &quot;; [.B24]; &quot; -tnt &quot;; [.D24]; &quot; -tnl &quot;;[.E24] )" office:value-type="string" office:string-value="python adl_tests.py -dataset stdata12 -cnt gaussian -cnl mixed -tnt gaussian -tnl 0.1" calcext:value-type="string">
            <text:p>python adl_tests.py -dataset stdata12 -cnt gaussian -cnl mixed -tnt gaussian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adl_tests.py -dataset &quot;;[.C25];&quot; -cnt &quot;; [.A25]; &quot; -cnl &quot;; [.B25]; &quot; -tnt &quot;; [.D25]; &quot; -tnl &quot;;[.E25] )" office:value-type="string" office:string-value="python adl_tests.py -dataset stdata12 -cnt gaussian -cnl mixed -tnt gaussian -tnl 0.25" calcext:value-type="string">
            <text:p>python adl_tests.py -dataset stdata12 -cnt gaussian -cnl mixed -tnt gaussian -tnl 0.2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26];&quot; -cnt &quot;; [.A26]; &quot; -cnl &quot;; [.B26]; &quot; -tnt &quot;; [.D26]; &quot; -tnl &quot;;[.E26] )" office:value-type="string" office:string-value="python adl_tests.py -dataset stdata12 -cnt gaussian -cnl mixed -tnt gaussian -tnl 0.5" calcext:value-type="string">
            <text:p>python adl_tests.py -dataset stdata12 -cnt gaussian -cnl mixed -tnt gaussian -tnl 0.5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7];&quot; -cnt &quot;; [.A27]; &quot; -cnl &quot;; [.B27]; &quot; -tnt &quot;; [.D27]; &quot; -tnl &quot;;[.E27] )" office:value-type="string" office:string-value="python adl_tests.py -dataset stdata12 -cnt gaussian -cnl mixed -tnt mixed -tnl 0.1" calcext:value-type="string">
            <text:p>python adl_tests.py -dataset stdata12 -cnt gaussian -cnl mixed -tnt mixed -tnl 0.1</text:p>
          </table:table-cell>
        </table:table-row>
        <table:table-row table:style-name="ro1">
          <table:table-cell office:value-type="string" calcext:value-type="string">
            <text:p>gaussian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28];&quot; -cnt &quot;; [.A28]; &quot; -cnl &quot;; [.B28]; &quot; -tnt &quot;; [.D28]; &quot; -tnl &quot;;[.E28] )" office:value-type="string" office:string-value="python adl_tests.py -dataset stdata12 -cnt gaussian -cnl mixed -tnt poisson -tnl 0.1" calcext:value-type="string">
            <text:p>python adl_tests.py -dataset stdata12 -cnt gaussian -cnl mixed -tnt poisson -tnl 0.1</text:p>
          </table:table-cell>
        </table:table-row>
      </table:table>
      <table:table table:name="poisson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n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adl_tests.py -dataset &quot;;[.C1];&quot; -cnt &quot;; [.A1]; &quot; -cnl &quot;; [.B1]; &quot; -tnt &quot;; [.D1]; &quot; -tnl &quot;;[.E1] )" office:value-type="string" office:string-value="python adl_tests.py -dataset dataset -cnt cnt -cnl cnl -tnt tnt -tnl tnl" calcext:value-type="string">
            <text:p>python adl_tests.py -dataset dataset -cnt cnt -cnl cnl -tnt tnt -tnl tnl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];&quot; -cnt &quot;; [.A2]; &quot; -cnl &quot;; [.B2]; &quot; -tnt &quot;; [.D2]; &quot; -tnl &quot;;[.E2] )" office:value-type="string" office:string-value="python adl_tests.py -dataset faciesmark -cnt poisson -cnl 0.1 -tnt poisson -tnl 0.001" calcext:value-type="string">
            <text:p>python adl_tests.py -dataset faciesmark -cnt poisson -cnl 0.1 -tnt poisson -tnl 0.0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3];&quot; -cnt &quot;; [.A3]; &quot; -cnl &quot;; [.B3]; &quot; -tnt &quot;; [.D3]; &quot; -tnl &quot;;[.E3] )" office:value-type="string" office:string-value="python adl_tests.py -dataset faciesmark -cnt poisson -cnl 0.1 -tnt mixed -tnl 0.01" calcext:value-type="string">
            <text:p>python adl_tests.py -dataset faciesmark -cnt poisson -cnl 0.1 -tnt mixed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4];&quot; -cnt &quot;; [.A4]; &quot; -cnl &quot;; [.B4]; &quot; -tnt &quot;; [.D4]; &quot; -tnl &quot;;[.E4] )" office:value-type="string" office:string-value="python adl_tests.py -dataset faciesmark -cnt poisson -cnl 0.1 -tnt gaussian -tnl 0.01" calcext:value-type="string">
            <text:p>python adl_tests.py -dataset faciesmark -cnt poisson -cnl 0.1 -tnt gaussian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5];&quot; -cnt &quot;; [.A5]; &quot; -cnl &quot;; [.B5]; &quot; -tnt &quot;; [.D5]; &quot; -tnl &quot;;[.E5] )" office:value-type="string" office:string-value="python adl_tests.py -dataset faciesmark -cnt poisson -cnl 0.1 -tnt gaussian -tnl 0.05" calcext:value-type="string">
            <text:p>python adl_tests.py -dataset faciesmark -cnt poisson -cnl 0.1 -tnt gaussian -tnl 0.05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6];&quot; -cnt &quot;; [.A6]; &quot; -cnl &quot;; [.B6]; &quot; -tnt &quot;; [.D6]; &quot; -tnl &quot;;[.E6] )" office:value-type="string" office:string-value="python adl_tests.py -dataset faciesmark -cnt poisson -cnl 0.1 -tnt gaussian -tnl 0.1" calcext:value-type="string">
            <text:p>python adl_tests.py -dataset faciesmark -cnt poisson -cnl 0.1 -tnt gaussian -tnl 0.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7];&quot; -cnt &quot;; [.A7]; &quot; -cnl &quot;; [.B7]; &quot; -tnt &quot;; [.D7]; &quot; -tnl &quot;;[.E7] )" office:value-type="string" office:string-value="python adl_tests.py -dataset faciesmark -cnt poisson -cnl 0.1 -tnt gaussian -tnl 0.5" calcext:value-type="string">
            <text:p>python adl_tests.py -dataset faciesmark -cnt poisson -cnl 0.1 -tnt gaussian -tnl 0.5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8];&quot; -cnt &quot;; [.A8]; &quot; -cnl &quot;; [.B8]; &quot; -tnt &quot;; [.D8]; &quot; -tnl &quot;;[.E8] )" office:value-type="string" office:string-value="python adl_tests.py -dataset interpretation -cnt poisson -cnl 0.1 -tnt poisson -tnl 0.001" calcext:value-type="string">
            <text:p>python adl_tests.py -dataset interpretation -cnt poisson -cnl 0.1 -tnt poisson -tnl 0.0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9];&quot; -cnt &quot;; [.A9]; &quot; -cnl &quot;; [.B9]; &quot; -tnt &quot;; [.D9]; &quot; -tnl &quot;;[.E9] )" office:value-type="string" office:string-value="python adl_tests.py -dataset interpretation -cnt poisson -cnl 0.1 -tnt mixed -tnl 0.01" calcext:value-type="string">
            <text:p>python adl_tests.py -dataset interpretation -cnt poisson -cnl 0.1 -tnt mixed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0];&quot; -cnt &quot;; [.A10]; &quot; -cnl &quot;; [.B10]; &quot; -tnt &quot;; [.D10]; &quot; -tnl &quot;;[.E10] )" office:value-type="string" office:string-value="python adl_tests.py -dataset interpretation -cnt poisson -cnl 0.1 -tnt gaussian -tnl 0.01" calcext:value-type="string">
            <text:p>python adl_tests.py -dataset interpretation -cnt poisson -cnl 0.1 -tnt gaussian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1];&quot; -cnt &quot;; [.A11]; &quot; -cnl &quot;; [.B11]; &quot; -tnt &quot;; [.D11]; &quot; -tnl &quot;;[.E11] )" office:value-type="string" office:string-value="python adl_tests.py -dataset interpretation -cnt poisson -cnl 0.1 -tnt gaussian -tnl 0.05" calcext:value-type="string">
            <text:p>python adl_tests.py -dataset interpretation -cnt poisson -cnl 0.1 -tnt gaussian -tnl 0.05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2];&quot; -cnt &quot;; [.A12]; &quot; -cnl &quot;; [.B12]; &quot; -tnt &quot;; [.D12]; &quot; -tnl &quot;;[.E12] )" office:value-type="string" office:string-value="python adl_tests.py -dataset interpretation -cnt poisson -cnl 0.1 -tnt gaussian -tnl 0.1" calcext:value-type="string">
            <text:p>python adl_tests.py -dataset interpretation -cnt poisson -cnl 0.1 -tnt gaussian -tnl 0.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3];&quot; -cnt &quot;; [.A13]; &quot; -cnl &quot;; [.B13]; &quot; -tnt &quot;; [.D13]; &quot; -tnl &quot;;[.E13] )" office:value-type="string" office:string-value="python adl_tests.py -dataset interpretation -cnt poisson -cnl 0.1 -tnt gaussian -tnl 0.5" calcext:value-type="string">
            <text:p>python adl_tests.py -dataset interpretation -cnt poisson -cnl 0.1 -tnt gaussian -tnl 0.5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14];&quot; -cnt &quot;; [.A14]; &quot; -cnl &quot;; [.B14]; &quot; -tnt &quot;; [.D14]; &quot; -tnl &quot;;[.E14] )" office:value-type="string" office:string-value="python adl_tests.py -dataset stdata12 -cnt poisson -cnl 0.1 -tnt poisson -tnl 0.001" calcext:value-type="string">
            <text:p>python adl_tests.py -dataset stdata12 -cnt poisson -cnl 0.1 -tnt poisson -tnl 0.0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5];&quot; -cnt &quot;; [.A15]; &quot; -cnl &quot;; [.B15]; &quot; -tnt &quot;; [.D15]; &quot; -tnl &quot;;[.E15] )" office:value-type="string" office:string-value="python adl_tests.py -dataset stdata12 -cnt poisson -cnl 0.1 -tnt mixed -tnl 0.01" calcext:value-type="string">
            <text:p>python adl_tests.py -dataset stdata12 -cnt poisson -cnl 0.1 -tnt mixed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adl_tests.py -dataset &quot;;[.C16];&quot; -cnt &quot;; [.A16]; &quot; -cnl &quot;; [.B16]; &quot; -tnt &quot;; [.D16]; &quot; -tnl &quot;;[.E16] )" office:value-type="string" office:string-value="python adl_tests.py -dataset stdata12 -cnt poisson -cnl 0.1 -tnt gaussian -tnl 0.01" calcext:value-type="string">
            <text:p>python adl_tests.py -dataset stdata12 -cnt poisson -cnl 0.1 -tnt gaussian -tnl 0.0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adl_tests.py -dataset &quot;;[.C17];&quot; -cnt &quot;; [.A17]; &quot; -cnl &quot;; [.B17]; &quot; -tnt &quot;; [.D17]; &quot; -tnl &quot;;[.E17] )" office:value-type="string" office:string-value="python adl_tests.py -dataset stdata12 -cnt poisson -cnl 0.1 -tnt gaussian -tnl 0.05" calcext:value-type="string">
            <text:p>python adl_tests.py -dataset stdata12 -cnt poisson -cnl 0.1 -tnt gaussian -tnl 0.05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adl_tests.py -dataset &quot;;[.C18];&quot; -cnt &quot;; [.A18]; &quot; -cnl &quot;; [.B18]; &quot; -tnt &quot;; [.D18]; &quot; -tnl &quot;;[.E18] )" office:value-type="string" office:string-value="python adl_tests.py -dataset stdata12 -cnt poisson -cnl 0.1 -tnt gaussian -tnl 0.1" calcext:value-type="string">
            <text:p>python adl_tests.py -dataset stdata12 -cnt poisson -cnl 0.1 -tnt gaussian -tnl 0.1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adl_tests.py -dataset &quot;;[.C19];&quot; -cnt &quot;; [.A19]; &quot; -cnl &quot;; [.B19]; &quot; -tnt &quot;; [.D19]; &quot; -tnl &quot;;[.E19] )" office:value-type="string" office:string-value="python adl_tests.py -dataset stdata12 -cnt poisson -cnl 0.1 -tnt gaussian -tnl 0.5" calcext:value-type="string">
            <text:p>python adl_tests.py -dataset stdata12 -cnt poisson -cnl 0.1 -tnt gaussian -tnl 0.5</text:p>
          </table:table-cell>
        </table:table-row>
      </table:table>
      <table:table table:name="lpf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cn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adl_tests.py -dataset &quot;;[.C1];&quot; -cnt &quot;; [.A1]; &quot; -cnl &quot;; [.B1]; &quot; -tnt &quot;; [.D1]; &quot; -tnl &quot;;[.E1] )" office:value-type="string" office:string-value="python adl_tests.py -dataset dataset -cnt cnt -cnl cnl -tnt tnt -tnl tnl" calcext:value-type="string">
            <text:p>python adl_tests.py -dataset dataset -cnt cnt -cnl cnl -tnt tnt -tnl tnl</text:p>
          </table:table-cell>
        </table:table-row>
        <table:table-row table:style-name="ro1">
          <table:table-cell office:value-type="string" calcext:value-type="string">
            <text:p>lp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ciesmark</text:p>
          </table:table-cell>
          <table:table-cell office:value-type="string" calcext:value-type="string">
            <text:p>lpf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2];&quot; -cnt &quot;; [.A2]; &quot; -cnl &quot;; [.B2]; &quot; -tnt &quot;; [.D2]; &quot; -tnl &quot;;[.E2] )" office:value-type="string" office:string-value="python adl_tests.py -dataset faciesmark -cnt lpf -cnl 0.1 -tnt lpf -tnl 0.001" calcext:value-type="string">
            <text:p>python adl_tests.py -dataset faciesmark -cnt lpf -cnl 0.1 -tnt lpf -tnl 0.001</text:p>
          </table:table-cell>
        </table:table-row>
        <table:table-row table:style-name="ro1">
          <table:table-cell office:value-type="string" calcext:value-type="string">
            <text:p>lp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nterpretation</text:p>
          </table:table-cell>
          <table:table-cell office:value-type="string" calcext:value-type="string">
            <text:p>lpf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3];&quot; -cnt &quot;; [.A3]; &quot; -cnl &quot;; [.B3]; &quot; -tnt &quot;; [.D3]; &quot; -tnl &quot;;[.E3] )" office:value-type="string" office:string-value="python adl_tests.py -dataset interpretation -cnt lpf -cnl 0.1 -tnt lpf -tnl 0.001" calcext:value-type="string">
            <text:p>python adl_tests.py -dataset interpretation -cnt lpf -cnl 0.1 -tnt lpf -tnl 0.001</text:p>
          </table:table-cell>
        </table:table-row>
        <table:table-row table:style-name="ro1">
          <table:table-cell office:value-type="string" calcext:value-type="string">
            <text:p>lpf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data12</text:p>
          </table:table-cell>
          <table:table-cell office:value-type="string" calcext:value-type="string">
            <text:p>lpf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adl_tests.py -dataset &quot;;[.C4];&quot; -cnt &quot;; [.A4]; &quot; -cnl &quot;; [.B4]; &quot; -tnt &quot;; [.D4]; &quot; -tnl &quot;;[.E4] )" office:value-type="string" office:string-value="python adl_tests.py -dataset stdata12 -cnt lpf -cnl 0.1 -tnt lpf -tnl 0.001" calcext:value-type="string">
            <text:p>python adl_tests.py -dataset stdata12 -cnt lpf -cnl 0.1 -tnt lpf -tnl 0.001</text:p>
          </table:table-cell>
        </table:table-row>
      </table:table>
      <table:table table:name="conventional" table:style-name="ta1">
        <table:table-column table:style-name="co1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tnl</text:p>
          </table:table-cell>
          <table:table-cell table:formula="of:=COM.MICROSOFT.CONCAT(&quot;python conventional_tests.py -dataset &quot;;[.A1];&quot; -tnt &quot;;[.B1];&quot; -tnl &quot;;[.C1])" office:value-type="string" office:string-value="python conventional_tests.py -dataset dataset -tnt tnt -tnl tnl" calcext:value-type="string">
            <text:p>python conventional_tests.py -dataset dataset -tnt tnt -tnl tnl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conventional_tests.py -dataset &quot;;[.A2];&quot; -tnt &quot;;[.B2];&quot; -tnl &quot;;[.C2])" office:value-type="string" office:string-value="python conventional_tests.py -dataset faciesmark -tnt gaussian -tnl 0.001" calcext:value-type="string">
            <text:p>python conventional_tests.py -dataset faciesmark -tnt gaussian -tnl 0.001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conventional_tests.py -dataset &quot;;[.A3];&quot; -tnt &quot;;[.B3];&quot; -tnl &quot;;[.C3])" office:value-type="string" office:string-value="python conventional_tests.py -dataset faciesmark -tnt gaussian -tnl 0.01" calcext:value-type="string">
            <text:p>python conventional_tests.py -dataset faciesmark -tnt gaussian -tnl 0.01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conventional_tests.py -dataset &quot;;[.A4];&quot; -tnt &quot;;[.B4];&quot; -tnl &quot;;[.C4])" office:value-type="string" office:string-value="python conventional_tests.py -dataset faciesmark -tnt gaussian -tnl 0.025" calcext:value-type="string">
            <text:p>python conventional_tests.py -dataset faciesmark -tnt gaussian -tnl 0.025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conventional_tests.py -dataset &quot;;[.A5];&quot; -tnt &quot;;[.B5];&quot; -tnl &quot;;[.C5])" office:value-type="string" office:string-value="python conventional_tests.py -dataset faciesmark -tnt gaussian -tnl 0.05" calcext:value-type="string">
            <text:p>python conventional_tests.py -dataset faciesmark -tnt gaussian -tnl 0.05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6];&quot; -tnt &quot;;[.B6];&quot; -tnl &quot;;[.C6])" office:value-type="string" office:string-value="python conventional_tests.py -dataset faciesmark -tnt gaussian -tnl 0.1" calcext:value-type="string">
            <text:p>python conventional_tests.py -dataset faciesmark -tnt gaussian -tnl 0.1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conventional_tests.py -dataset &quot;;[.A7];&quot; -tnt &quot;;[.B7];&quot; -tnl &quot;;[.C7])" office:value-type="string" office:string-value="python conventional_tests.py -dataset faciesmark -tnt gaussian -tnl 0.25" calcext:value-type="string">
            <text:p>python conventional_tests.py -dataset faciesmark -tnt gaussian -tnl 0.25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conventional_tests.py -dataset &quot;;[.A8];&quot; -tnt &quot;;[.B8];&quot; -tnl &quot;;[.C8])" office:value-type="string" office:string-value="python conventional_tests.py -dataset faciesmark -tnt gaussian -tnl 0.5" calcext:value-type="string">
            <text:p>python conventional_tests.py -dataset faciesmark -tnt gaussian -tnl 0.5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9];&quot; -tnt &quot;;[.B9];&quot; -tnl &quot;;[.C9])" office:value-type="string" office:string-value="python conventional_tests.py -dataset faciesmark -tnt mixed -tnl 0.1" calcext:value-type="string">
            <text:p>python conventional_tests.py -dataset faciesmark -tnt mixed -tnl 0.1</text:p>
          </table:table-cell>
        </table:table-row>
        <table:table-row table:style-name="ro1">
          <table:table-cell office:value-type="string" calcext:value-type="string">
            <text:p>faciesmark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10];&quot; -tnt &quot;;[.B10];&quot; -tnl &quot;;[.C10])" office:value-type="string" office:string-value="python conventional_tests.py -dataset faciesmark -tnt poisson -tnl 0.1" calcext:value-type="string">
            <text:p>python conventional_tests.py -dataset faciesmark -tnt poisson -tnl 0.1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conventional_tests.py -dataset &quot;;[.A11];&quot; -tnt &quot;;[.B11];&quot; -tnl &quot;;[.C11])" office:value-type="string" office:string-value="python conventional_tests.py -dataset interpretation -tnt gaussian -tnl 0.001" calcext:value-type="string">
            <text:p>python conventional_tests.py -dataset interpretation -tnt gaussian -tnl 0.001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conventional_tests.py -dataset &quot;;[.A12];&quot; -tnt &quot;;[.B12];&quot; -tnl &quot;;[.C12])" office:value-type="string" office:string-value="python conventional_tests.py -dataset interpretation -tnt gaussian -tnl 0.01" calcext:value-type="string">
            <text:p>python conventional_tests.py -dataset interpretation -tnt gaussian -tnl 0.01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conventional_tests.py -dataset &quot;;[.A13];&quot; -tnt &quot;;[.B13];&quot; -tnl &quot;;[.C13])" office:value-type="string" office:string-value="python conventional_tests.py -dataset interpretation -tnt gaussian -tnl 0.025" calcext:value-type="string">
            <text:p>python conventional_tests.py -dataset interpretation -tnt gaussian -tnl 0.025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conventional_tests.py -dataset &quot;;[.A14];&quot; -tnt &quot;;[.B14];&quot; -tnl &quot;;[.C14])" office:value-type="string" office:string-value="python conventional_tests.py -dataset interpretation -tnt gaussian -tnl 0.05" calcext:value-type="string">
            <text:p>python conventional_tests.py -dataset interpretation -tnt gaussian -tnl 0.05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15];&quot; -tnt &quot;;[.B15];&quot; -tnl &quot;;[.C15])" office:value-type="string" office:string-value="python conventional_tests.py -dataset interpretation -tnt gaussian -tnl 0.1" calcext:value-type="string">
            <text:p>python conventional_tests.py -dataset interpretation -tnt gaussian -tnl 0.1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conventional_tests.py -dataset &quot;;[.A16];&quot; -tnt &quot;;[.B16];&quot; -tnl &quot;;[.C16])" office:value-type="string" office:string-value="python conventional_tests.py -dataset interpretation -tnt gaussian -tnl 0.25" calcext:value-type="string">
            <text:p>python conventional_tests.py -dataset interpretation -tnt gaussian -tnl 0.25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conventional_tests.py -dataset &quot;;[.A17];&quot; -tnt &quot;;[.B17];&quot; -tnl &quot;;[.C17])" office:value-type="string" office:string-value="python conventional_tests.py -dataset interpretation -tnt gaussian -tnl 0.5" calcext:value-type="string">
            <text:p>python conventional_tests.py -dataset interpretation -tnt gaussian -tnl 0.5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18];&quot; -tnt &quot;;[.B18];&quot; -tnl &quot;;[.C18])" office:value-type="string" office:string-value="python conventional_tests.py -dataset interpretation -tnt mixed -tnl 0.1" calcext:value-type="string">
            <text:p>python conventional_tests.py -dataset interpretation -tnt mixed -tnl 0.1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19];&quot; -tnt &quot;;[.B19];&quot; -tnl &quot;;[.C19])" office:value-type="string" office:string-value="python conventional_tests.py -dataset interpretation -tnt poisson -tnl 0.1" calcext:value-type="string">
            <text:p>python conventional_tests.py -dataset interpretation -tnt poisson -tnl 0.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20];&quot; -tnt &quot;;[.B20];&quot; -tnl &quot;;[.C20])" office:value-type="string" office:string-value="python conventional_tests.py -dataset stdata12 -tnt poisson -tnl 0.1" calcext:value-type="string">
            <text:p>python conventional_tests.py -dataset stdata12 -tnt poisson -tnl 0.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01" calcext:value-type="float">
            <text:p>0.001</text:p>
          </table:table-cell>
          <table:table-cell table:formula="of:=COM.MICROSOFT.CONCAT(&quot;python conventional_tests.py -dataset &quot;;[.A21];&quot; -tnt &quot;;[.B21];&quot; -tnl &quot;;[.C21])" office:value-type="string" office:string-value="python conventional_tests.py -dataset stdata12 -tnt gaussian -tnl 0.001" calcext:value-type="string">
            <text:p>python conventional_tests.py -dataset stdata12 -tnt gaussian -tnl 0.00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1" calcext:value-type="float">
            <text:p>0.01</text:p>
          </table:table-cell>
          <table:table-cell table:formula="of:=COM.MICROSOFT.CONCAT(&quot;python conventional_tests.py -dataset &quot;;[.A22];&quot; -tnt &quot;;[.B22];&quot; -tnl &quot;;[.C22])" office:value-type="string" office:string-value="python conventional_tests.py -dataset stdata12 -tnt gaussian -tnl 0.01" calcext:value-type="string">
            <text:p>python conventional_tests.py -dataset stdata12 -tnt gaussian -tnl 0.0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25" calcext:value-type="float">
            <text:p>0.025</text:p>
          </table:table-cell>
          <table:table-cell table:formula="of:=COM.MICROSOFT.CONCAT(&quot;python conventional_tests.py -dataset &quot;;[.A23];&quot; -tnt &quot;;[.B23];&quot; -tnl &quot;;[.C23])" office:value-type="string" office:string-value="python conventional_tests.py -dataset stdata12 -tnt gaussian -tnl 0.025" calcext:value-type="string">
            <text:p>python conventional_tests.py -dataset stdata12 -tnt gaussian -tnl 0.025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05" calcext:value-type="float">
            <text:p>0.05</text:p>
          </table:table-cell>
          <table:table-cell table:formula="of:=COM.MICROSOFT.CONCAT(&quot;python conventional_tests.py -dataset &quot;;[.A24];&quot; -tnt &quot;;[.B24];&quot; -tnl &quot;;[.C24])" office:value-type="string" office:string-value="python conventional_tests.py -dataset stdata12 -tnt gaussian -tnl 0.05" calcext:value-type="string">
            <text:p>python conventional_tests.py -dataset stdata12 -tnt gaussian -tnl 0.05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25];&quot; -tnt &quot;;[.B25];&quot; -tnl &quot;;[.C25])" office:value-type="string" office:string-value="python conventional_tests.py -dataset stdata12 -tnt gaussian -tnl 0.1" calcext:value-type="string">
            <text:p>python conventional_tests.py -dataset stdata12 -tnt gaussian -tnl 0.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25" calcext:value-type="float">
            <text:p>0.25</text:p>
          </table:table-cell>
          <table:table-cell table:formula="of:=COM.MICROSOFT.CONCAT(&quot;python conventional_tests.py -dataset &quot;;[.A26];&quot; -tnt &quot;;[.B26];&quot; -tnl &quot;;[.C26])" office:value-type="string" office:string-value="python conventional_tests.py -dataset stdata12 -tnt gaussian -tnl 0.25" calcext:value-type="string">
            <text:p>python conventional_tests.py -dataset stdata12 -tnt gaussian -tnl 0.25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gaussian</text:p>
          </table:table-cell>
          <table:table-cell office:value-type="float" office:value="0.5" calcext:value-type="float">
            <text:p>0.5</text:p>
          </table:table-cell>
          <table:table-cell table:formula="of:=COM.MICROSOFT.CONCAT(&quot;python conventional_tests.py -dataset &quot;;[.A27];&quot; -tnt &quot;;[.B27];&quot; -tnl &quot;;[.C27])" office:value-type="string" office:string-value="python conventional_tests.py -dataset stdata12 -tnt gaussian -tnl 0.5" calcext:value-type="string">
            <text:p>python conventional_tests.py -dataset stdata12 -tnt gaussian -tnl 0.5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mixed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28];&quot; -tnt &quot;;[.B28];&quot; -tnl &quot;;[.C28])" office:value-type="string" office:string-value="python conventional_tests.py -dataset stdata12 -tnt mixed -tnl 0.1" calcext:value-type="string">
            <text:p>python conventional_tests.py -dataset stdata12 -tnt mixed -tnl 0.1</text:p>
          </table:table-cell>
        </table:table-row>
        <table:table-row table:style-name="ro1">
          <table:table-cell office:value-type="string" calcext:value-type="string">
            <text:p>stdata12</text:p>
          </table:table-cell>
          <table:table-cell office:value-type="string" calcext:value-type="string">
            <text:p>poisson</text:p>
          </table:table-cell>
          <table:table-cell office:value-type="float" office:value="0.1" calcext:value-type="float">
            <text:p>0.1</text:p>
          </table:table-cell>
          <table:table-cell table:formula="of:=COM.MICROSOFT.CONCAT(&quot;python conventional_tests.py -dataset &quot;;[.A29];&quot; -tnt &quot;;[.B29];&quot; -tnl &quot;;[.C29])" office:value-type="string" office:string-value="python conventional_tests.py -dataset stdata12 -tnt poisson -tnl 0.1" calcext:value-type="string">
            <text:p>python conventional_tests.py -dataset stdata12 -tnt poisson -tnl 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9">00/00/0000</text:date>, <text:time style:data-style-name="N2" text:time-value="15:36:06.133599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9T10:38:00.632701085</meta:creation-date>
    <dc:date>2023-03-09T15:44:55.292740344</dc:date>
    <meta:editing-duration>PT10M55S</meta:editing-duration>
    <meta:editing-cycles>2</meta:editing-cycles>
    <meta:generator>LibreOffice/5.3.5.2$Linux_X86_64 LibreOffice_project/50d9bf2b0a79cdb85a3814b592608037a682059d</meta:generator>
    <meta:document-statistic meta:table-count="5" meta:cell-count="1076" meta:object-count="0"/>
  </office:meta>
</office:document-meta>
</file>